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sans1" svg:font-family="Lucidasans"/>
    <style:font-face style:name="StarSymbol" svg:font-family="Star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  <style:font-face style:name="Mincho" svg:font-family="Mincho" style:font-family-generic="system" style:font-pitch="variable"/>
  </office:font-face-decls>
  <office:automatic-styles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1.057cm" style:rel-column-width="4073*"/>
    </style:style>
    <style:style style:name="Table1.B" style:family="table-column">
      <style:table-column-properties style:column-width="11.344cm" style:rel-column-width="43730*"/>
    </style:style>
    <style:style style:name="Table1.C" style:family="table-column">
      <style:table-column-properties style:column-width="2.434cm" style:rel-column-width="9385*"/>
    </style:style>
    <style:style style:name="Table1.D" style:family="table-column">
      <style:table-column-properties style:column-width="2.164cm" style:rel-column-width="8347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D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Heading_20_1">
      <style:paragraph-properties fo:text-align="justify" style:justify-single-word="false"/>
    </style:style>
    <style:style style:name="P2" style:family="paragraph" style:parent-style-name="Heading_20_2">
      <style:paragraph-properties fo:text-align="justify" style:justify-single-word="false"/>
    </style:style>
    <style:style style:name="P3" style:family="paragraph" style:parent-style-name="Text_20_body">
      <style:paragraph-properties fo:text-align="justify" style:justify-single-word="false"/>
      <style:text-properties fo:font-size="10pt" fo:language="pt" fo:country="BR" fo:font-style="normal" style:font-size-asian="10pt" style:font-style-asian="normal" style:font-size-complex="10pt" style:font-style-complex="normal"/>
    </style:style>
    <style:style style:name="P4" style:family="paragraph" style:parent-style-name="Text_20_body">
      <style:paragraph-properties fo:text-align="justify" style:justify-single-word="false"/>
    </style:style>
    <style:style style:name="P5" style:family="paragraph" style:parent-style-name="Text_20_body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  <style:text-properties fo:font-size="10pt" style:font-size-asian="10pt" style:font-size-complex="10pt"/>
    </style:style>
    <style:style style:name="P7" style:family="paragraph" style:parent-style-name="Table_20_Contents">
      <style:paragraph-properties fo:text-align="center" style:justify-single-word="false"/>
      <style:text-properties style:font-name="Arial" fo:font-size="9pt" style:font-size-asian="9pt" style:font-size-complex="9pt"/>
    </style:style>
    <style:style style:name="P8" style:family="paragraph" style:parent-style-name="Table_20_Contents">
      <style:paragraph-properties fo:text-align="start" style:justify-single-word="false"/>
      <style:text-properties style:font-name="Arial" fo:font-size="9pt" style:font-size-asian="9pt" style:font-size-complex="9pt"/>
    </style:style>
    <style:style style:name="P9" style:family="paragraph" style:parent-style-name="Table_20_Contents">
      <style:paragraph-properties fo:text-align="start" style:justify-single-word="false"/>
      <style:text-properties style:font-name="Arial" fo:font-size="9pt" fo:font-weight="bold" style:font-size-asian="9pt" style:font-weight-asian="bold" style:font-size-complex="9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font-name="Arial" fo:font-size="9pt" style:font-size-asian="9pt" style:font-size-complex="9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WBS dictionary (Escola 1.0)</text:h>
      <text:h text:style-name="P2" text:outline-level="2">Objetivos</text:h>
      <text:p text:style-name="P3">Acompanha a estrutura analítica do projeto (ou WBS). Detalha cada elemento do WBS. 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6">ID</text:p>
          </table:table-cell>
          <table:table-cell table:style-name="Table1.A1" office:value-type="string">
            <text:p text:style-name="P6">Nome/descrição</text:p>
          </table:table-cell>
          <table:table-cell table:style-name="Table1.A1" office:value-type="string">
            <text:p text:style-name="P6">Responsável</text:p>
          </table:table-cell>
          <table:table-cell table:style-name="Table1.D1" office:value-type="string">
            <text:p text:style-name="P6">Deadline</text:p>
          </table:table-cell>
        </table:table-row>
        <table:table-row>
          <table:table-cell table:style-name="Table1.A2" office:value-type="string">
            <text:p text:style-name="P7">A1</text:p>
          </table:table-cell>
          <table:table-cell table:style-name="Table1.A2" office:value-type="string">
            <text:p text:style-name="P9">Spring<text:span text:style-name="T1">. O </text:span><text:span text:style-name="T2">framework </text:span><text:span text:style-name="T4">Spring será empregado para várias finalidades, dentre elas, Inversão de Controle, gerência de transação e outras. Cabe a cada estudante obter detalhes, estudar exemplos e praticar.</text:span></text:p>
          </table:table-cell>
          <table:table-cell table:style-name="Table1.A2" office:value-type="string">
            <text:p text:style-name="P8">Todos</text:p>
          </table:table-cell>
          <table:table-cell table:style-name="Table1.D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7">A2</text:p>
          </table:table-cell>
          <table:table-cell table:style-name="Table1.A2" office:value-type="string">
            <text:p text:style-name="P9"><text:span text:style-name="T5">Acegi Security</text:span><text:span text:style-name="T4">. Integrável ao </text:span><text:span text:style-name="T2">framework </text:span><text:span text:style-name="T4">Spring, este software será empregado para o controle de segurança (acesso) aos serviços oferecidos pelo Escola 1.0. Cabe a cada estudante obter detalhes, estudar exemplos e praticar.</text:span></text:p>
          </table:table-cell>
          <table:table-cell table:style-name="Table1.A2" office:value-type="string">
            <text:p text:style-name="P8">Todos</text:p>
          </table:table-cell>
          <table:table-cell table:style-name="Table1.D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7">A3</text:p>
          </table:table-cell>
          <table:table-cell table:style-name="Table1.A2" office:value-type="string">
            <text:p text:style-name="P9"><text:span text:style-name="T5">JavaServer Faces</text:span><text:span text:style-name="T4">. Tecnologia selecionada para a implementação da camada de apresentação do Escola 1.0. Cabe a cada estudante obter detalhes, estudar exemplos e praticar.</text:span></text:p>
          </table:table-cell>
          <table:table-cell table:style-name="Table1.A2" office:value-type="string">
            <text:p text:style-name="P8">Todos</text:p>
          </table:table-cell>
          <table:table-cell table:style-name="Table1.D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7">S1</text:p>
          </table:table-cell>
          <table:table-cell table:style-name="Table1.A2" office:value-type="string">
            <text:p text:style-name="P8"><text:span text:style-name="T6">Modelo de domínio</text:span>. Diagramas de classe que cobrem todos os conceitos a serem manipulados pelo Escola 1.0. </text:p>
          </table:table-cell>
          <table:table-cell table:style-name="Table1.A2" office:value-type="string">
            <text:p text:style-name="P8">Hermes</text:p>
          </table:table-cell>
          <table:table-cell table:style-name="Table1.D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7">S2</text:p>
          </table:table-cell>
          <table:table-cell table:style-name="Table1.A2" office:value-type="string">
            <text:p text:style-name="P8"><text:span text:style-name="T6">Projeto de Interação</text:span>. Definição do <text:span text:style-name="T3">look and feel </text:span><text:span text:style-name="T5">do Escola 1.0.</text:span></text:p>
          </table:table-cell>
          <table:table-cell table:style-name="Table1.A2" office:value-type="string">
            <text:p text:style-name="P8">João Marcos</text:p>
          </table:table-cell>
          <table:table-cell table:style-name="Table1.D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7">S3.1</text:p>
          </table:table-cell>
          <table:table-cell table:style-name="Table1.A2" office:value-type="string">
            <text:p text:style-name="P8"><text:span text:style-name="T6">Documentação</text:span>. Documento que descreve a arquitetura a ser adotada pelo Escola 1.0. Deverá conter texto e diagramas que descrevam a organização do software do Escola 1.0. A norma internacional IEEE 1471 deverá orientar a definição deste documento.</text:p>
          </table:table-cell>
          <table:table-cell table:style-name="Table1.A2" office:value-type="string">
            <text:p text:style-name="P8">Paulo</text:p>
          </table:table-cell>
          <table:table-cell table:style-name="Table1.D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7">S3.2</text:p>
          </table:table-cell>
          <table:table-cell table:style-name="Table1.A2" office:value-type="string">
            <text:p text:style-name="P8"><text:span text:style-name="T6">Projeto exemplo</text:span>. Código que ilustra a organização a ser adotada na implementação do Escola 1.0 deverá ser fornecido. Este código não tem a pretensão de oferecer funcionalidade relevante, mas deve ser o suficiente para <text:s/>exercitar toda a arquitetura de software proposta, ou seja, interface com o usuário, negócio, persistência e outras. Este projeto também inclui scripts e outros arquivos necessários para a compilação, execução e testes do código correspondente. A estrutura de diretórios também é uma informação a ser definida por este projeto exemplo. </text:p>
          </table:table-cell>
          <table:table-cell table:style-name="Table1.A2" office:value-type="string">
            <text:p text:style-name="P8">Paulo</text:p>
          </table:table-cell>
          <table:table-cell table:style-name="Table1.D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7">I1</text:p>
          </table:table-cell>
          <table:table-cell table:style-name="Table1.A2" office:value-type="string">
            <text:p text:style-name="P8"><text:span text:style-name="T6">Documentação de Instalação</text:span>. Toda a documentação produzida para o responsável pela instalação de uma instância do Escola 1.0. Inclui passos necessários, configurações a serem realizadas e outros. </text:p>
          </table:table-cell>
          <table:table-cell table:style-name="Table1.A2" office:value-type="string">
            <text:p text:style-name="P8">Gustavo</text:p>
          </table:table-cell>
          <table:table-cell table:style-name="Table1.D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7">I2</text:p>
          </table:table-cell>
          <table:table-cell table:style-name="Table1.A2" office:value-type="string">
            <text:p text:style-name="P8"><text:span text:style-name="T6">Software de instalação</text:span>. Todo o software necessário para apoiar diretamente a instalação do Escola 1.0 (scripts e outros).</text:p>
          </table:table-cell>
          <table:table-cell table:style-name="Table1.A2" office:value-type="string">
            <text:p text:style-name="P8">Gustavo</text:p>
          </table:table-cell>
          <table:table-cell table:style-name="Table1.D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7">P1</text:p>
          </table:table-cell>
          <table:table-cell table:style-name="Table1.A2" office:value-type="string">
            <text:p text:style-name="P8"><text:span text:style-name="T6">Pessoas físicas e jurídicas</text:span>. Software que implementa as funcionalidades conforme definidas no documento <text:span text:style-name="T3">Declaração de escopo (Escola 1.0). </text:span></text:p>
          </table:table-cell>
          <table:table-cell table:style-name="Table1.A2" office:value-type="string">
            <text:p text:style-name="P8">Gilmar</text:p>
          </table:table-cell>
          <table:table-cell table:style-name="Table1.D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7">P2</text:p>
          </table:table-cell>
          <table:table-cell table:style-name="Table1.A2" office:value-type="string">
            <text:p text:style-name="P8"><text:span text:style-name="T6">Administração de curso</text:span>. Software que implementa as funcionalidades <text:span text:style-name="T7">conforme </text:span>definidas no documento <text:span text:style-name="T3">Declaração de escopo (Escola 1.0). </text:span></text:p>
          </table:table-cell>
          <table:table-cell table:style-name="Table1.A2" office:value-type="string">
            <text:p text:style-name="P8">Fernando</text:p>
          </table:table-cell>
          <table:table-cell table:style-name="Table1.D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7">P3</text:p>
          </table:table-cell>
          <table:table-cell table:style-name="Table1.A2" office:value-type="string">
            <text:p text:style-name="P8"><text:span text:style-name="T6">Notas e freqüências</text:span>. <text:span text:style-name="T5">Agrupam funções para administração de notas e freqüências de alunos. Tanto para quem as registra, o docente, quanto para quem as consulta, alunos e secretários. Uma das funcionalidades específicas deste componente é o cálculo da nota final de um estudante em uma dada turma. A expressão padrão (</text:span><text:span text:style-name="T3">default) </text:span><text:span text:style-name="T5">de cálculo estabelece que, para cada turma, cada aluno possuirá duas notas, sendo a nota final obtida da média aritmética simples destas duas notas, ou seja, (n1 + n2) / 2. Outras expressões, contudo, poderão ser empregadas. Cabe a este componente obter esta expressão, persisti-la, validá-la e executá-la, quando requisitado. <text:s/>Em vez da expressão padrão, fornecida acima, o responsável pela turma pode decidir que a expressão a ser empregada deve ser a média ponderada de quatro notas: (2*n1 + 3*n2 + 1,5*n3 + 3,5*n4) / 10. Um outro exemplo possível é (1,1*n1 + n2) / 2, onde a nota um tem maior peso. A definição da expressão deverá envolver apenas as operações aritméticas soma, subtração, multiplicação e divisão. Os operandos necessariamente serão da forma n1, n2, n3 e assim sucessivamente. Os operadores e os operados poderão ser fornecidos com o uso de parênteses, conforme os exemplos acima. Um exemplo adicional envolvendo parênteses: (n1 + n4) * 2 – (n3 – n2). </text:span></text:p>
          </table:table-cell>
          <table:table-cell table:style-name="Table1.A2" office:value-type="string">
            <text:p text:style-name="P8">Roberto</text:p>
          </table:table-cell>
          <table:table-cell table:style-name="Table1.D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7">P4</text:p>
          </table:table-cell>
          <table:table-cell table:style-name="Table1.A2" office:value-type="string">
            <text:p text:style-name="P8"><text:span text:style-name="T6">Controle de acesso</text:span>. Software que implementa as funcionalidades <text:span text:style-name="T7">conforme </text:span>definidas no documento <text:span text:style-name="T3">Declaração de escopo (Escola 1.0). </text:span></text:p>
          </table:table-cell>
          <table:table-cell table:style-name="Table1.A2" office:value-type="string">
            <text:p text:style-name="P8">Leandro</text:p>
          </table:table-cell>
          <table:table-cell table:style-name="Table1.D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7">P5</text:p>
          </table:table-cell>
          <table:table-cell table:style-name="Table1.A2" office:value-type="string">
            <text:p text:style-name="P8"><text:span text:style-name="T6">Avaliação do corpo docente</text:span>. Software que implementa as funcionalidades <text:span text:style-name="T7">conforme </text:span>definidas no documento <text:span text:style-name="T3">Declaração de escopo (Escola 1.0). </text:span></text:p>
          </table:table-cell>
          <table:table-cell table:style-name="Table1.A2" office:value-type="string">
            <text:p text:style-name="P8">Rodrigo</text:p>
          </table:table-cell>
          <table:table-cell table:style-name="Table1.D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7">P6.1</text:p>
          </table:table-cell>
          <table:table-cell table:style-name="Table1.A2" office:value-type="string">
            <text:p text:style-name="P8"><text:span text:style-name="T6">Envio de email</text:span>. Recebe endereço de destino para o qual a mensagem recebida, também fornecida, será enviada. A mensagem pode ser texto simples ou em formato HTML. Neste último caso, deverá ser fornecido um <text:span text:style-name="T3">template</text:span><text:span text:style-name="T5">, configurável por instalação do Escola 1.0, a partir do qual a mensagem “final” será elaborada, conforme informações fornecidas na requisição de envio.</text:span></text:p>
          </table:table-cell>
          <table:table-cell table:style-name="Table1.A2" office:value-type="string">
            <text:p text:style-name="P8">Gérson</text:p>
          </table:table-cell>
          <table:table-cell table:style-name="Table1.D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7">P6.2</text:p>
          </table:table-cell>
          <table:table-cell table:style-name="Table1.A2" office:value-type="string">
            <text:p text:style-name="P8"><text:span text:style-name="T6">Expressão de nota final</text:span>. Responsável por validar e executar expressões fornecidas para definição de como uma nota final será obtida em função de outras notas. A validação deve ser suficiente para facilitar informação a ser fornecida ao usuário. A execução da expressão deverá receber como entrada uma turma e um estudante da turma. De posse destas informações, a nota final deverá ser retornada ou a indicação de erro. </text:p>
          </table:table-cell>
          <table:table-cell table:style-name="Table1.A2" office:value-type="string">
            <text:p text:style-name="P8">Gérson</text:p>
          </table:table-cell>
          <table:table-cell table:style-name="Table1.D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7">P6.3</text:p>
          </table:table-cell>
          <table:table-cell table:style-name="Table1.A2" office:value-type="string">
            <text:p text:style-name="P8"><text:span text:style-name="T6">Geração de relatórios</text:span>. Vários relatórios deverão ser produzidos em formato HTML e PDF. Para tal é necessário definir a formatação destes relatórios e a geração correspondente. A versão em PDF tem o propósito de facilitar a impressão e, portanto, não necessariamente é o mesmo formato empregado para a interação entre o usuário e o Escola 1.0.</text:p>
          </table:table-cell>
          <table:table-cell table:style-name="Table1.A2" office:value-type="string">
            <text:p text:style-name="P8">Yoshiyuki</text:p>
          </table:table-cell>
          <table:table-cell table:style-name="Table1.D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7">G0</text:p>
          </table:table-cell>
          <table:table-cell table:style-name="Table1.A2" office:value-type="string">
            <text:p text:style-name="P8"><text:span text:style-name="T6">Reunião de abertura</text:span>. Reunião inicial (kickoff meeting) para definição das bases do projeto e noções da infra-estrutura a ser utilizada.</text:p>
          </table:table-cell>
          <table:table-cell table:style-name="Table1.A2" office:value-type="string">
            <text:p text:style-name="P8">Fábio</text:p>
          </table:table-cell>
          <table:table-cell table:style-name="Table1.D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7">G1</text:p>
          </table:table-cell>
          <table:table-cell table:style-name="Table1.A2" office:value-type="string">
            <text:p text:style-name="P8"><text:span text:style-name="T6">Infra-estrutura</text:span>. </text:p>
          </table:table-cell>
          <table:table-cell table:style-name="Table1.A2" office:value-type="string">
            <text:p text:style-name="P8">Fábio</text:p>
          </table:table-cell>
          <table:table-cell table:style-name="Table1.D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7">G1.1</text:p>
          </table:table-cell>
          <table:table-cell table:style-name="Table1.A2" office:value-type="string">
            <text:p text:style-name="P8"><text:span text:style-name="T6">Definição de ferramentas</text:span>. Definição das ferramentas a serem empregadas na produção dos artefatos do Escola 1.0. Estas serão as ferramentas empregadas para futuras manutenções e geração de executáveis do Escola 1.0. Versão preliminar encontra-se disponível em <text:a xlink:type="simple" xlink:href="http://kyrios.sourceforge.net/kad-tools.html">http://kyrios.sourceforge.net/kad-tools.html</text:a>. <text:s/></text:p>
          </table:table-cell>
          <table:table-cell table:style-name="Table1.A2" office:value-type="string">
            <text:p text:style-name="P8">Todos</text:p>
          </table:table-cell>
          <table:table-cell table:style-name="Table1.D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7">G1.2</text:p>
          </table:table-cell>
          <table:table-cell table:style-name="Table1.A2" office:value-type="string">
            <text:p text:style-name="P8"><text:span text:style-name="T6">Builds diários</text:span>. Configuração do Luntbuild para os propósitos do Escola 1.0. Deverá, nesta ordem, obter versão mais recente do repositório, compilar código, executar testes de unidade (e outros), gerar documentação e disponibilizar os resultados em portal, tudo automaticamente, a ser executado de duas em duas horas, caso o repositório apresente alguma mudança. </text:p>
          </table:table-cell>
          <table:table-cell table:style-name="Table1.A2" office:value-type="string">
            <text:p text:style-name="P8">Hermes</text:p>
          </table:table-cell>
          <table:table-cell table:style-name="Table1.D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7">G2</text:p>
          </table:table-cell>
          <table:table-cell table:style-name="Table1.A2" office:value-type="string">
            <text:p text:style-name="P8"><text:span text:style-name="T6">Planos</text:span>. Produzir e manter planos de gerência de projeto. Atualizá-los e divulgá-los. </text:p>
          </table:table-cell>
          <table:table-cell table:style-name="Table1.A2" office:value-type="string">
            <text:p text:style-name="P8">Fábio</text:p>
          </table:table-cell>
          <table:table-cell table:style-name="Table1.D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D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7">Q1</text:p>
          </table:table-cell>
          <table:table-cell table:style-name="Table1.A2" office:value-type="string">
            <text:p text:style-name="P8"><text:span text:style-name="T6">Testes de aceitação</text:span>. Elaboração dos testes a serem executados de forma satisfatória para a aceitação da implementação das funcionalidades do Escola 1.0. </text:p>
          </table:table-cell>
          <table:table-cell table:style-name="Table1.A2" office:value-type="string">
            <text:p text:style-name="P8">Tiago</text:p>
          </table:table-cell>
          <table:table-cell table:style-name="Table1.D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D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D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D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D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D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D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D2" office:value-type="string">
            <text:p text:style-name="P8"/>
          </table:table-cell>
        </table:table-row>
      </table:table>
      <text:p text:style-name="P3"/>
      <text:p text:style-name="P4"/>
      <text:p text:style-name="P5">________________________________</text:p>
      <text:p text:style-name="P5">Fábio Nogueira de Lucena<text:line-break/>(gerente do projeto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sans1" svg:font-family="Lucidasans"/>
    <style:font-face style:name="StarSymbol" svg:font-family="Star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  <style:font-face style:name="Mincho" svg:font-family="Mincho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font-name-asian="DejaVu Sans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fo:text-align="justify" style:justify-single-word="false"/>
      <style:text-properties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ncho" style:font-size-asian="14pt" style:font-name-complex="Lucidasans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paragraph-properties fo:margin-top="0.319cm" fo:margin-bottom="0.011cm"/>
      <style:text-properties fo:font-size="12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0.5pt" fo:font-style="italic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>
      <style:text-properties style:font-name-complex="Lucida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4$Build-9134</meta:generator>
    <meta:initial-creator>a a</meta:initial-creator>
    <meta:creation-date>2007-04-24T09:31:23</meta:creation-date>
    <dc:creator>lucena</dc:creator>
    <dc:date>2007-08-01T08:59:19</dc:date>
    <meta:printed-by>a a</meta:printed-by>
    <meta:print-date>2007-05-07T15:01:23</meta:print-date>
    <dc:language>pt-BR</dc:language>
    <meta:editing-cycles>231</meta:editing-cycles>
    <meta:editing-duration>PT17H17M23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3" meta:paragraph-count="78" meta:word-count="967" meta:character-count="6332"/>
  </office:meta>
</office:document-meta>
</file>